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7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8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0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2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18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officeooo:rsid="003fd1e9" officeooo:paragraph-rsid="003fd1e9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0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25627a" officeooo:paragraph-rsid="003fd1e9" style:font-size-asian="11pt" style:font-style-asian="normal" style:font-size-complex="11pt" style:font-style-complex="normal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style:font-size-asian="11pt" style:font-style-asian="normal" style:font-size-complex="11pt" style:font-style-complex="normal"/>
    </style:style>
    <style:style style:name="P34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358877" officeooo:paragraph-rsid="003fd1e9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362f2" officeooo:paragraph-rsid="00269b8f" style:font-size-asian="11pt" style:font-style-asian="normal" style:font-size-complex="11pt" style:font-style-complex="normal"/>
    </style:style>
    <style:style style:name="P36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407b51" officeooo:paragraph-rsid="00407b51" style:font-size-asian="11pt" style:font-style-asian="normal" style:font-size-complex="11pt" style:font-style-complex="normal"/>
    </style:style>
    <style:style style:name="P3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4224e7" officeooo:paragraph-rsid="004224e7" style:font-size-asian="11pt" style:font-style-asian="normal" style:font-size-complex="11pt" style:font-style-complex="normal"/>
    </style:style>
    <style:style style:name="P38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39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40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4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4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fo:background-color="#3faf46" style:font-size-asian="11pt" style:font-style-asian="normal" style:font-size-complex="11pt" style:font-style-complex="normal"/>
    </style:style>
    <style:style style:name="P43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44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45" style:family="paragraph" style:parent-style-name="Standard" style:list-style-name="L4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46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0c7f3a" style:font-size-asian="11pt" style:font-style-asian="normal" style:font-size-complex="11pt" style:font-style-complex="normal"/>
    </style:style>
    <style:style style:name="T9" style:family="text">
      <style:text-properties fo:font-style="normal" officeooo:rsid="0039ad79" fo:background-color="transparent" loext:char-shading-value="0" style:font-style-asian="normal" style:font-style-complex="normal"/>
    </style:style>
    <style:style style:name="T10" style:family="text">
      <style:text-properties officeooo:rsid="000f714e"/>
    </style:style>
    <style:style style:name="T11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2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3" style:family="text">
      <style:text-properties officeooo:rsid="001a05e6"/>
    </style:style>
    <style:style style:name="T14" style:family="text">
      <style:text-properties officeooo:rsid="0022455c"/>
    </style:style>
    <style:style style:name="T15" style:family="text">
      <style:text-properties officeooo:rsid="002362f2"/>
    </style:style>
    <style:style style:name="T16" style:family="text">
      <style:text-properties officeooo:rsid="00265cbb"/>
    </style:style>
    <style:style style:name="T17" style:family="text">
      <style:text-properties officeooo:rsid="00324ef3"/>
    </style:style>
    <style:style style:name="T18" style:family="text">
      <style:text-properties officeooo:rsid="0038b9a5"/>
    </style:style>
    <style:style style:name="T19" style:family="text">
      <style:text-properties officeooo:rsid="00265cbb" fo:background-color="transparent" loext:char-shading-value="0"/>
    </style:style>
    <style:style style:name="T20" style:family="text">
      <style:text-properties officeooo:rsid="003a7cb3" fo:background-color="transparent" loext:char-shading-value="0"/>
    </style:style>
    <style:style style:name="T21" style:family="text">
      <style:text-properties officeooo:rsid="003a7cb3"/>
    </style:style>
    <style:style style:name="T22" style:family="text">
      <style:text-properties style:font-name="Fira Code1" fo:font-size="10.5pt" fo:font-weight="normal"/>
    </style:style>
    <style:style style:name="T23" style:family="text">
      <style:text-properties style:font-name="Fira Code1" fo:font-size="10.5pt" fo:font-weight="normal" officeooo:rsid="003b8d3e"/>
    </style:style>
    <style:style style:name="T24" style:family="text">
      <style:text-properties style:font-name="Fira Code1" fo:font-size="10.5pt" fo:font-weight="normal" officeooo:rsid="003c3a70"/>
    </style:style>
    <style:style style:name="T25" style:family="text">
      <style:text-properties officeooo:rsid="003e2e74"/>
    </style:style>
    <style:style style:name="T26" style:family="text">
      <style:text-properties officeooo:rsid="003fd1e9"/>
    </style:style>
    <style:style style:name="T27" style:family="text">
      <style:text-properties fo:background-color="#3faf46" loext:char-shading-value="0"/>
    </style:style>
    <style:style style:name="T28" style:family="text">
      <style:text-properties fo:color="#000000" loext:opacity="100%" fo:font-weight="normal" fo:background-color="transparent" loext:char-shading-value="0"/>
    </style:style>
    <style:style style:name="T29" style:family="text">
      <style:text-properties officeooo:rsid="00407b51"/>
    </style:style>
    <style:style style:name="T30" style:family="text">
      <style:text-properties officeooo:rsid="0041745f"/>
    </style:style>
    <style:style style:name="T31" style:family="text">
      <style:text-properties officeooo:rsid="004224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10">endpoints</text:span>:</text:p>
      <text:list xml:id="list2502433172" text:style-name="L1">
        <text:list-item>
          <text:p text:style-name="P7">/user:</text:p>
          <text:list>
            <text:list-item>
              <text:p text:style-name="P8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13">login/google(GET): for logging in with google</text:span></text:p>
            </text:list-item>
            <text:list-item>
              <text:p text:style-name="P22">/<text:span text:style-name="T13">login/facebook(GET): for logging in with facebook</text:span></text:p>
            </text:list-item>
          </text:list>
          <text:p text:style-name="P23"/>
        </text:list-item>
        <text:list-item>
          <text:p text:style-name="P9"><text:span text:style-name="T1">/</text:span><text:span text:style-name="T4">cart</text:span><text:span text:style-name="T3">:</text:span></text:p>
          <text:list>
            <text:list-item>
              <text:p text:style-name="P9"><text:span text:style-name="T2">/</text:span><text:span text:style-name="T4">cart(POST): to create cart for the user</text:span></text:p>
            </text:list-item>
            <text:list-item>
              <text:p text:style-name="P9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1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6">admin and super-admin: can access all api</text:p>
            </text:list-item>
            <text:list-item>
              <text:p text:style-name="P13"><text:span text:style-name="T1">staff : can access if the have access to products </text:span><text:span text:style-name="T3">but cannot delete</text:span></text:p>
            </text:list-item>
            <text:list-item>
              <text:p text:style-name="P25">user: can only get</text:p>
            </text:list-item>
          </text:list>
        </text:list-item>
      </text:list>
      <text:p text:style-name="P2"/>
      <text:list xml:id="list191310747788339" text:continue-numbering="true" text:style-name="L1">
        <text:list-item>
          <text:p text:style-name="P12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requests but cannot delete</text:span></text:p>
            </text:list-item>
            <text:list-item>
              <text:p text:style-name="P24">user: can only post and get their own requests</text:p>
            </text:list-item>
            <text:list-item>
              <text:p text:style-name="P24">/<text:span text:style-name="T30">sendinvoice (PATCH): for sending the request invoice to the user</text:span></text:p>
            </text:list-item>
            <text:list-item>
              <text:p text:style-name="P24">/<text:span text:style-name="T14">acceptrequest(</text:span><text:span text:style-name="T15">GET):</text:span><text:span text:style-name="T14">for the user to accept the request invoice </text:span><text:span text:style-name="T15">and send it <text:tab/><text:tab/><text:tab/><text:tab/>to the cart</text:span></text:p>
            </text:list-item>
            <text:list-item>
              <text:p text:style-name="P24">/<text:span text:style-name="T15">declinerequest(GET):for the user to decline the request invoice</text:span></text:p>
            </text:list-item>
          </text:list>
        </text:list-item>
      </text:list>
      <text:p text:style-name="P2"/>
      <text:list xml:id="list191310515838548" text:continue-numbering="true" text:style-name="L1">
        <text:list-item>
          <text:p text:style-name="P12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orders but cannot delete</text:span></text:p>
            </text:list-item>
            <text:list-item>
              <text:p text:style-name="P24">user: can only post and get their own orders</text:p>
            </text:list-item>
            <text:list-item>
              <text:p text:style-name="P43"><text:span text:style-name="T8">/</text:span><text:span text:style-name="T22">refundorder/:</text:span><text:span text:style-name="T23">id(POST): </text:span><text:span text:style-name="T24">this route is used to refund the payment to user</text:span></text:p>
            </text:list-item>
            <text:list-item>
              <text:p text:style-name="P44">/<text:span text:style-name="T22">refun</text:span><text:span text:style-name="T24">dstatus</text:span><text:span text:style-name="T22">/:</text:span><text:span text:style-name="T23">id(POST): </text:span><text:span text:style-name="T24">this route is used to check the refund status</text:span></text:p>
            </text:list-item>
            <text:list-item>
              <text:p text:style-name="P44"><text:span text:style-name="T22">/</text:span><text:span text:style-name="T24">transactionstatus</text:span><text:span text:style-name="T23">/:id(POST): </text:span><text:span text:style-name="T24">this route is used to get the transaction status</text:span></text:p>
            </text:list-item>
          </text:list>
        </text:list-item>
      </text:list>
      <text:p text:style-name="P2"/>
      <text:list xml:id="list191309591249949" text:continue-numbering="true" text:style-name="L1">
        <text:list-item>
          <text:p text:style-name="P12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products but cannot delete</text:span></text:p>
            </text:list-item>
            <text:list-item>
              <text:p text:style-name="P25">/usediscount: use the discount using the discount code</text:p>
            </text:list-item>
            <text:list-item>
              <text:p text:style-name="P25">/abondondiscount: remove the used discount code from the cart</text:p>
            </text:list-item>
          </text:list>
        </text:list-item>
        <text:list-item>
          <text:p text:style-name="P10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8">admin and super-admin: can access all api</text:p>
            </text:list-item>
            <text:list-item>
              <text:p text:style-name="P15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6"><text:span text:style-name="T11">user: can only </text:span><text:span text:style-name="T12">get for getting the products according to the categories</text:span></text:p>
              <text:p text:style-name="P29"/>
            </text:list-item>
          </text:list>
        </text:list-item>
      </text:list>
      <text:p text:style-name="P3"/>
      <text:list xml:id="list191310310989408" text:continue-numbering="true" text:style-name="L1">
        <text:list-item>
          <text:p text:style-name="P16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4"/>
      <text:p text:style-name="P5"/>
      <text:p text:style-name="P17"><text:span text:style-name="T6">T</text:span><text:span text:style-name="T1">asks left:</text:span></text:p>
      <text:list xml:id="list2809618612" text:style-name="L5">
        <text:list-item>
          <text:p text:style-name="P18"><text:span text:style-name="T1">Before deploy:</text:span></text:p>
          <text:list>
            <text:list-item>
              <text:p text:style-name="P18"><text:span text:style-name="T9">res.redirect to the front end in order entities</text:span></text:p>
            </text:list-item>
            <text:list-item>
              <text:p text:style-name="P30"><text:span text:style-name="T19">I</text:span><text:span text:style-name="T9">n sending mail of order and </text:span><text:span text:style-name="T20">order</text:span><text:span text:style-name="T9">.email is to be set</text:span></text:p>
            </text:list-item>
            <text:list-item>
              <text:p text:style-name="P34">comment out (order entity line <text:span text:style-name="T26">183</text:span><text:span text:style-name="T18"> – </text:span><text:span text:style-name="T26">188</text:span><text:span text:style-name="T18"> for sending mail</text:span>)</text:p>
            </text:list-item>
            <text:list-item>
              <text:p text:style-name="P46"><text:span text:style-name="T26">app needs to be registered for </text:span><text:span text:style-name="T9">email permissions in facebook developer</text:span></text:p>
            </text:list-item>
          </text:list>
        </text:list-item>
      </text:list>
      <text:list xml:id="list94278425" text:style-name="L4">
        <text:list-header>
          <text:p text:style-name="P45"><text:span text:style-name="T1"/></text:p>
        </text:list-header>
      </text:list>
      <text:list xml:id="list2790836024" text:style-name="L2">
        <text:list-item>
          <text:p text:style-name="P35"><text:span text:style-name="T28">mail template making</text:span></text:p>
        </text:list-item>
      </text:list>
      <text:list xml:id="list3532983625" text:style-name="L3">
        <text:list-item>
          <text:p text:style-name="P37">send invoice mail</text:p>
        </text:list-item>
        <text:list-item>
          <text:p text:style-name="P36">delete photo after deleting requests or products</text:p>
        </text:list-item>
      </text:list>
      <text:list xml:id="list191309466076554" text:continue-list="list94278425" text:style-name="L4">
        <text:list-item>
          <text:p text:style-name="P38">/acceptrequest and /declinerequest</text:p>
        </text:list-item>
        <text:list-item>
          <text:p text:style-name="P39">blog routes testi<text:span text:style-name="T17">ng</text:span></text:p>
        </text:list-item>
        <text:list-item>
          <text:p text:style-name="P31">chat system with particular tags</text:p>
        </text:list-item>
        <text:list-item>
          <text:p text:style-name="P42">notification <text:span text:style-name="T25">to multiple users </text:span><text:span text:style-name="T29">or role</text:span></text:p>
        </text:list-item>
        <text:list-item>
          <text:p text:style-name="P32">mail <text:span text:style-name="T26">and notification failed logs</text:span></text:p>
        </text:list-item>
        <text:list-item>
          <text:p text:style-name="P40">payment system</text:p>
        </text:list-item>
        <text:list-item>
          <text:p text:style-name="P41">need to clear cart after order successful</text:p>
        </text:list-item>
        <text:list-item>
          <text:p text:style-name="P33"><text:span text:style-name="T27">refund system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3T19:13:09.056944074</dc:date>
    <meta:editing-duration>P1DT3H34M1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544" meta:character-count="3110" meta:non-whitespace-character-count="2666"/>
  </office:meta>
</office:document-meta>
</file>